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dd70" officeooo:paragraph-rsid="00100d22"/>
    </style:style>
    <style:style style:name="P2" style:family="paragraph" style:parent-style-name="Standard">
      <style:text-properties officeooo:rsid="0011dd70" officeooo:paragraph-rsid="00148062"/>
    </style:style>
    <style:style style:name="P3" style:family="paragraph" style:parent-style-name="Standard">
      <style:text-properties officeooo:rsid="0011dd70" officeooo:paragraph-rsid="0017403d"/>
    </style:style>
    <style:style style:name="P4" style:family="paragraph" style:parent-style-name="Standard">
      <style:text-properties officeooo:rsid="0011dd70" officeooo:paragraph-rsid="0018f4f1"/>
    </style:style>
    <style:style style:name="P5" style:family="paragraph" style:parent-style-name="Standard">
      <style:text-properties officeooo:rsid="0011dd70" officeooo:paragraph-rsid="001af323"/>
    </style:style>
    <style:style style:name="P6" style:family="paragraph" style:parent-style-name="Standard">
      <style:text-properties fo:font-weight="bold" officeooo:rsid="001616fc" officeooo:paragraph-rsid="001616fc" style:font-weight-asian="bold" style:font-weight-complex="bold"/>
    </style:style>
    <style:style style:name="P7" style:family="paragraph" style:parent-style-name="Standard">
      <style:text-properties fo:font-weight="bold" officeooo:rsid="0018f4f1" officeooo:paragraph-rsid="0018f4f1" style:font-weight-asian="bold" style:font-weight-complex="bold"/>
    </style:style>
    <style:style style:name="P8" style:family="paragraph" style:parent-style-name="Standard">
      <style:text-properties fo:font-weight="bold" officeooo:rsid="001af323" officeooo:paragraph-rsid="001af323" style:font-weight-asian="bold" style:font-weight-complex="bold"/>
    </style:style>
    <style:style style:name="P9" style:family="paragraph" style:parent-style-name="Standard">
      <style:text-properties officeooo:rsid="001af323" officeooo:paragraph-rsid="001af323"/>
    </style:style>
    <style:style style:name="P10" style:family="paragraph" style:parent-style-name="Standard">
      <style:text-properties fo:font-weight="normal" officeooo:rsid="0011dd70" officeooo:paragraph-rsid="001af323" style:font-weight-asian="normal" style:font-weight-complex="normal"/>
    </style:style>
    <style:style style:name="P11" style:family="paragraph" style:parent-style-name="Standard">
      <style:paragraph-properties fo:break-before="page"/>
      <style:text-properties officeooo:rsid="0011dd70" officeooo:paragraph-rsid="00148062"/>
    </style:style>
    <style:style style:name="P12" style:family="paragraph" style:parent-style-name="Standard">
      <style:text-properties fo:font-weight="normal" officeooo:rsid="001c470d" officeooo:paragraph-rsid="001c470d" style:font-weight-asian="normal" style:font-weight-complex="normal"/>
    </style:style>
    <style:style style:name="P13" style:family="paragraph" style:parent-style-name="Standard">
      <style:text-properties fo:font-weight="normal" officeooo:rsid="001d91ce" officeooo:paragraph-rsid="001d91ce" style:font-weight-asian="normal" style:font-weight-complex="normal"/>
    </style:style>
    <style:style style:name="P14" style:family="paragraph" style:parent-style-name="Standard">
      <style:text-properties fo:font-weight="bold" officeooo:rsid="001c470d" officeooo:paragraph-rsid="001c470d" style:font-weight-asian="bold" style:font-weight-complex="bold"/>
    </style:style>
    <style:style style:name="P15" style:family="paragraph" style:parent-style-name="Standard">
      <style:text-properties fo:font-weight="bold" officeooo:rsid="001d91ce" officeooo:paragraph-rsid="001d91ce" style:font-weight-asian="bold" style:font-weight-complex="bold"/>
    </style:style>
    <style:style style:name="P16" style:family="paragraph" style:parent-style-name="Standard">
      <style:text-properties officeooo:rsid="001d91ce" officeooo:paragraph-rsid="001d91ce"/>
    </style:style>
    <style:style style:name="T1" style:family="text">
      <style:text-properties officeooo:rsid="00148062"/>
    </style:style>
    <style:style style:name="T2" style:family="text">
      <style:text-properties officeooo:rsid="001616fc"/>
    </style:style>
    <style:style style:name="T3" style:family="text">
      <style:text-properties officeooo:rsid="0017403d"/>
    </style:style>
    <style:style style:name="T4" style:family="text">
      <style:text-properties officeooo:rsid="0018f4f1"/>
    </style:style>
    <style:style style:name="T5" style:family="text">
      <style:text-properties officeooo:rsid="001af323"/>
    </style:style>
    <style:style style:name="T6" style:family="text">
      <style:text-properties officeooo:rsid="001d997a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ess-list id_acl permís protocol origen destí</text:p>
      <text:p text:style-name="P1"/>
      <text:p text:style-name="P6">ACL 100</text:p>
      <text:p text:style-name="P2">access-list <text:span text:style-name="T1">100 permit icmp any any</text:span></text:p>
      <text:p text:style-name="P2">access-list <text:span text:style-name="T2">100 permit tcp 192.168.1.0 0.0.0.127 </text:span><text:span text:style-name="T3">host 172.16.128.1 </text:span><text:span text:style-name="T2">eq www</text:span></text:p>
      <text:p text:style-name="P3">access-list <text:span text:style-name="T2">100 permit tcp 192.168.1.0 0.0.0.127 </text:span><text:span text:style-name="T3">host 172.16.128.1 </text:span><text:span text:style-name="T2">eq </text:span><text:span text:style-name="T3">443</text:span></text:p>
      <text:p text:style-name="P2"/>
      <text:p text:style-name="P7">ACL 110</text:p>
      <text:p text:style-name="P4">access-list <text:span text:style-name="T1">1</text:span><text:span text:style-name="T4">10</text:span><text:span text:style-name="T1"> permit icmp any any</text:span></text:p>
      <text:p text:style-name="P2">access-list <text:span text:style-name="T4">110 permit udp any host 172.16.152.1 eq 53</text:span></text:p>
      <text:p text:style-name="P5">access-list <text:span text:style-name="T4">110 permit </text:span><text:span text:style-name="T5">tcp</text:span><text:span text:style-name="T4"> </text:span><text:span text:style-name="T5">192.168.0.0 0.0.0.63</text:span><text:span text:style-name="T4"> host 172.16.152.1 </text:span><text:span text:style-name="T5">eq </text:span><text:span text:style-name="T4">20 </text:span></text:p>
      <text:p text:style-name="P5">access-list <text:span text:style-name="T4">110 permit </text:span><text:span text:style-name="T5">tcp</text:span><text:span text:style-name="T4"> </text:span><text:span text:style-name="T5">192.168.0.0 0.0.0.63</text:span><text:span text:style-name="T4"> host 172.16.152.1 </text:span><text:span text:style-name="T5">eq </text:span><text:span text:style-name="T4">2</text:span><text:span text:style-name="T5">1</text:span></text:p>
      <text:p text:style-name="P2"/>
      <text:p text:style-name="P2">access-list id_acl permís origen</text:p>
      <text:p text:style-name="P8">ACL 10</text:p>
      <text:p text:style-name="P10">access-list <text:span text:style-name="T2">10 </text:span><text:span text:style-name="T5">deny </text:span><text:span text:style-name="T2">192.168.1.0 0.0.0.127</text:span></text:p>
      <text:p text:style-name="P10">access-list <text:span text:style-name="T5">10 permit any </text:span></text:p>
      <text:p text:style-name="P8"/>
      <text:p text:style-name="P14">ACL 100 fa0/0</text:p>
      <text:p text:style-name="P12">interface fa0/0</text:p>
      <text:p text:style-name="P13">ip access-group 100 out</text:p>
      <text:p text:style-name="P13"/>
      <text:p text:style-name="P15">ACL 110 fa1/0</text:p>
      <text:p text:style-name="P13">interface fa1/0</text:p>
      <text:p text:style-name="P13">ip access-group 110 out</text:p>
      <text:p text:style-name="P13"/>
      <text:p text:style-name="P15">ACL 10 fa5/0-fa4/0</text:p>
      <text:p text:style-name="P13">interface range fa0/0,<text:span text:style-name="T6">fa1/0</text:span></text:p>
      <text:p text:style-name="P16"><text:span text:style-name="T7">ip access-group 10 in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15:34:59.610999557</meta:creation-date>
    <dc:date>2022-04-02T13:04:27.832159179</dc:date>
    <meta:editing-duration>PT1H49M45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2" meta:paragraph-count="23" meta:word-count="114" meta:character-count="747" meta:non-whitespace-character-count="654"/>
  </office:meta>
</office:document-meta>
</file>